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a73e" officeooo:paragraph-rsid="000da73e"/>
    </style:style>
    <style:style style:name="P2" style:family="paragraph" style:parent-style-name="Standard">
      <style:text-properties officeooo:rsid="000da73e" officeooo:paragraph-rsid="001021d3"/>
    </style:style>
    <style:style style:name="P3" style:family="paragraph" style:parent-style-name="Standard">
      <style:text-properties officeooo:rsid="000da73e" officeooo:paragraph-rsid="00121add"/>
    </style:style>
    <style:style style:name="P4" style:family="paragraph" style:parent-style-name="Standard">
      <style:text-properties officeooo:rsid="000da73e" officeooo:paragraph-rsid="0014a64a"/>
    </style:style>
    <style:style style:name="P5" style:family="paragraph" style:parent-style-name="Standard">
      <style:text-properties fo:font-weight="bold" officeooo:rsid="000da73e" officeooo:paragraph-rsid="000da73e" style:font-weight-asian="bold" style:font-weight-complex="bold"/>
    </style:style>
    <style:style style:name="P6" style:family="paragraph" style:parent-style-name="Standard">
      <style:text-properties fo:font-weight="bold" officeooo:rsid="000da73e" officeooo:paragraph-rsid="001021d3" style:font-weight-asian="bold" style:font-weight-complex="bold"/>
    </style:style>
    <style:style style:name="P7" style:family="paragraph" style:parent-style-name="Standard">
      <style:text-properties fo:font-weight="bold" officeooo:rsid="000da73e" officeooo:paragraph-rsid="0014a64a" style:font-weight-asian="bold" style:font-weight-complex="bold"/>
    </style:style>
    <style:style style:name="P8" style:family="paragraph" style:parent-style-name="Standard">
      <style:text-properties fo:font-weight="bold" officeooo:rsid="000e34e8" officeooo:paragraph-rsid="001021d3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da73e" officeooo:paragraph-rsid="001021d3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da73e" officeooo:paragraph-rsid="00121ad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da73e" officeooo:paragraph-rsid="0014a64a" style:font-weight-asian="bold" style:font-weight-complex="bold"/>
    </style:style>
    <style:style style:name="P12" style:family="paragraph" style:parent-style-name="Standard">
      <style:text-properties officeooo:rsid="000e34e8" officeooo:paragraph-rsid="001021d3"/>
    </style:style>
    <style:style style:name="P13" style:family="paragraph" style:parent-style-name="Standard">
      <style:text-properties officeooo:rsid="001021d3" officeooo:paragraph-rsid="001021d3"/>
    </style:style>
    <style:style style:name="P14" style:family="paragraph" style:parent-style-name="Standard">
      <style:text-properties style:text-underline-style="none" fo:font-weight="normal" officeooo:rsid="00121add" officeooo:paragraph-rsid="00121add" style:font-weight-asian="normal" style:font-weight-complex="normal"/>
    </style:style>
    <style:style style:name="P15" style:family="paragraph" style:parent-style-name="Standard">
      <style:text-properties fo:font-style="italic" style:text-underline-style="none" fo:font-weight="normal" officeooo:rsid="00121add" officeooo:paragraph-rsid="00121add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style:text-underline-style="none" fo:font-weight="normal" officeooo:rsid="00121add" officeooo:paragraph-rsid="0014a64a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style:text-underline-style="none" fo:font-weight="normal" officeooo:rsid="000da73e" officeooo:paragraph-rsid="000da73e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0da73e" officeooo:paragraph-rsid="001021d3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0da73e" officeooo:paragraph-rsid="000da73e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text-underline-style="none" fo:font-weight="normal" officeooo:rsid="00121add" officeooo:paragraph-rsid="00121add" style:font-weight-asian="normal" style:font-weight-complex="normal"/>
    </style:style>
    <style:style style:name="P21" style:family="paragraph" style:parent-style-name="Standard">
      <style:text-properties fo:font-weight="bold" officeooo:rsid="000da73e" officeooo:paragraph-rsid="001021d3" style:font-weight-asian="bold" style:font-weight-complex="bold"/>
    </style:style>
    <style:style style:name="P22" style:family="paragraph" style:parent-style-name="Standard">
      <style:text-properties fo:font-weight="normal" officeooo:rsid="000e34e8" officeooo:paragraph-rsid="001021d3" style:font-weight-asian="normal" style:font-weight-complex="normal"/>
    </style:style>
    <style:style style:name="P2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34e8" style:font-weight-asian="bold" style:font-weight-complex="bold"/>
    </style:style>
    <style:style style:name="T3" style:family="text">
      <style:text-properties fo:font-weight="bold" officeooo:rsid="001021d3" style:font-weight-asian="bold" style:font-weight-complex="bold"/>
    </style:style>
    <style:style style:name="T4" style:family="text">
      <style:text-properties officeooo:rsid="000e34e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34e8" style:font-weight-asian="normal" style:font-weight-complex="normal"/>
    </style:style>
    <style:style style:name="T7" style:family="text">
      <style:text-properties fo:font-weight="normal" officeooo:rsid="001021d3" style:font-weight-asian="normal" style:font-weight-complex="normal"/>
    </style:style>
    <style:style style:name="T8" style:family="text">
      <style:text-properties fo:font-weight="normal" officeooo:rsid="00121add" style:font-weight-asian="normal" style:font-weight-complex="normal"/>
    </style:style>
    <style:style style:name="T9" style:family="text">
      <style:text-properties officeooo:rsid="001021d3"/>
    </style:style>
    <style:style style:name="T10" style:family="text">
      <style:text-properties officeooo:rsid="00121add"/>
    </style:style>
    <style:style style:name="T11" style:family="text">
      <style:text-properties officeooo:rsid="0014a64a"/>
    </style:style>
    <style:style style:name="T12" style:family="text">
      <style:text-properties officeooo:rsid="00157c1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es différentes fonctions get sont juste des fonctions qui retournent la valeur pointer d’un objet Zta.</text:p>
      <text:p text:style-name="P14">Un objet Zta est une structure contenant deux entiers (valeur et profondeur).</text:p>
      <text:p text:style-name="P10"/>
      <text:p text:style-name="P15">Algorithme des différentes fonctions du programme :</text:p>
      <text:p text:style-name="P3"/>
      <text:p text:style-name="P5">Variable <text:span text:style-name="T11">globale</text:span></text:p>
      <text:p text:style-name="P1"><text:span text:style-name="T12">entier </text:span>MAX_LONGUEUR → Profondeur à laquelle on souhaite aller</text:p>
      <text:p text:style-name="P1"><text:span text:style-name="T12">entier </text:span>MAX_LARGEUR → Nombre de résultat voulu par nombre stériles</text:p>
      <text:p text:style-name="P1"><text:span text:style-name="T12">entier </text:span>max2 → Nombre de multiplication par deux (pour parcourir les différents nombre pair)</text:p>
      <text:p text:style-name="P16"/>
      <text:p text:style-name="P11">Main</text:p>
      <text:p text:style-name="P4"/>
      <text:p text:style-name="P17">D<text:span text:style-name="T11">é</text:span>but</text:p>
      <text:p text:style-name="P1"><draw:line text:anchor-type="paragraph" draw:z-index="0" draw:name="Forme1" draw:style-name="gr1" draw:text-style-name="P23" svg:x1="0.178cm" svg:y1="0.007cm" svg:x2="0.178cm" svg:y2="2.388cm"><text:p/></draw:line></text:p>
      <text:p text:style-name="P1"><text:s text:c="5"/>Création de l’objet zta du type Zta</text:p>
      <text:p text:style-name="P1"><text:s text:c="5"/>Initialiser(zta, zta.getValeur())</text:p>
      <text:p text:style-name="P1"><text:s text:c="5"/>Affichage(zta)</text:p>
      <text:p text:style-name="P5"/>
      <text:p text:style-name="P19">Fin</text:p>
      <text:p text:style-name="P1"/>
      <text:p text:style-name="P1"/>
      <text:p text:style-name="P9">Initialiser(objet zta, entier val)</text:p>
      <text:p text:style-name="P2"/>
      <text:p text:style-name="P18"><draw:line text:anchor-type="paragraph" draw:z-index="1" draw:name="Forme2" draw:style-name="gr1" draw:text-style-name="P23" svg:x1="0.152cm" svg:y1="0.483cm" svg:x2="0.152cm" svg:y2="10.722cm"><text:p/></draw:line>Début</text:p>
      <text:p text:style-name="P6"/>
      <text:p text:style-name="P12"><text:span text:style-name="T1"><text:s text:c="5"/>Si</text:span><text:span text:style-name="T5"> nombre.getProfondeur() &lt; MAX_LONGUEUR</text:span></text:p>
      <text:p text:style-name="P2"><text:span text:style-name="T1"><text:tab/>Si</text:span> val%3 ! <text:span text:style-name="T4">=</text:span> 0</text:p>
      <text:p text:style-name="P2"><text:tab/> <text:s text:c="4"/><text:span text:style-name="T1">Si</text:span> val%3 <text:span text:style-name="T4">=</text:span> 1 <text:span text:style-name="T1">ET</text:span> val%2 <text:span text:style-name="T4">=</text:span> 0</text:p>
      <text:p text:style-name="P2"><text:tab/><text:tab/><text:span text:style-name="T1">Si</text:span> val ! <text:span text:style-name="T4">=</text:span> 4 <text:span text:style-name="T2">ET</text:span><text:span text:style-name="T4"> </text:span>val ! <text:span text:style-name="T4">=</text:span> 2 <text:span text:style-name="T1">ET</text:span> val ! <text:span text:style-name="T4">=</text:span> 1</text:p>
      <text:p text:style-name="P2"><text:tab/><text:tab/> <text:s text:c="4"/>Création d’un nouvel objet Zta avec les valeurs ((val-1)/3) et <text:tab/><text:tab/><text:tab/><text:tab/><text:tab/> <text:s text:c="4"/><text:span text:style-name="T4">nombre.getProfondeur()+1</text:span></text:p>
      <text:p text:style-name="P6"><text:tab/><text:tab/><text:tab/><text:span text:style-name="T4">Si</text:span><text:span text:style-name="T6"> nombre.getL() &lt; MAX_LARGEUR</text:span></text:p>
      <text:p text:style-name="P22"><text:tab/><text:tab/><text:tab/> <text:s text:c="4"/>nombre.getL().add(zta)</text:p>
      <text:p text:style-name="P22"><text:tab/><text:tab/><text:tab/> <text:s text:c="4"/>Initialiser(zta, zta.getValeur())</text:p>
      <text:p text:style-name="P6"><text:span text:style-name="T6"><text:tab/><text:tab/><text:tab/></text:span><text:span text:style-name="T4">FIN Si</text:span></text:p>
      <text:p text:style-name="P6"><text:span text:style-name="T6"><text:tab/><text:tab/></text:span><text:span text:style-name="T4">FIN Si</text:span></text:p>
      <text:p text:style-name="P6"><text:span text:style-name="T6"><text:tab/> <text:s text:c="4"/></text:span><text:span text:style-name="T4">FIN Si</text:span></text:p>
      <text:p text:style-name="P22"><text:tab/></text:p>
      <text:p text:style-name="P6"><text:span text:style-name="T6"><text:tab/> <text:s text:c="4"/></text:span><text:span text:style-name="T4">Si</text:span><text:span text:style-name="T6"> max2 &lt; 20 </text:span><text:span text:style-name="T4">ET</text:span><text:span text:style-name="T6"> nombre.getL().size() &lt; MAX_LARGEUR</text:span></text:p>
      <text:p text:style-name="P22"><text:tab/><text:tab/>Incrémenter max2 de 1</text:p>
      <text:p text:style-name="P22"><text:tab/><text:tab/>Initialiser(nombre, val*2)</text:p>
      <text:p text:style-name="P6"><text:span text:style-name="T6"><text:tab/> <text:s text:c="4"/></text:span><text:span text:style-name="T4">FIN Si</text:span></text:p>
      <text:p text:style-name="P6"><text:span text:style-name="T6"><text:tab/></text:span><text:span text:style-name="T4">FIN Si</text:span></text:p>
      <text:p text:style-name="P8"><text:s text:c="5"/>FIN Si</text:p>
      <text:p text:style-name="P22"><text:tab/><text:tab/><text:tab/></text:p>
      <text:p text:style-name="P18">Fin</text:p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text:span text:style-name="T9">Afficher</text:span>(objet zta)</text:p>
      <text:p text:style-name="P2"/>
      <text:p text:style-name="P18">Début</text:p>
      <text:p text:style-name="P6"><draw:line text:anchor-type="paragraph" draw:z-index="2" draw:name="Forme3" draw:style-name="gr1" draw:text-style-name="P23" svg:x1="0.178cm" svg:y1="0.021cm" svg:x2="0.178cm" svg:y2="4.36cm"><text:p/></draw:line></text:p>
      <text:p text:style-name="P12"><text:span text:style-name="T1"><text:s text:c="5"/>Si</text:span><text:span text:style-name="T5"> </text:span><text:span text:style-name="T7">zta</text:span><text:span text:style-name="T5">.getProfondeur() </text:span><text:span text:style-name="T7">= 0</text:span></text:p>
      <text:p text:style-name="P4"><text:span text:style-name="T1"><text:tab/></text:span><text:span text:style-name="T7">Écrire zta.getValeur() et zta.getProfondeur()</text:span></text:p>
      <text:p text:style-name="P4"><text:span text:style-name="T7"><text:s text:c="5"/></text:span><text:span text:style-name="T3">FIN Si</text:span></text:p>
      <text:p text:style-name="P13"><text:span text:style-name="T1"><text:s text:c="5"/>POUR</text:span> Zta z : zta.getL()</text:p>
      <text:p text:style-name="P13"><text:tab/>Écrire z.getValeur() et z.<text:span text:style-name="T10">getProfondeur()</text:span></text:p>
      <text:p text:style-name="P7"><text:span text:style-name="T6"><text:tab/></text:span><text:span text:style-name="T8">Afficher(z)</text:span></text:p>
      <text:p text:style-name="P7"><text:span text:style-name="T8"><text:s text:c="5"/></text:span><text:span text:style-name="T10">FIN POUR</text:span></text:p>
      <text:p text:style-name="P22"><text:tab/><text:tab/><text:tab/></text:p>
      <text:p text:style-name="P18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4:01:39.116321435</meta:creation-date>
    <dc:date>2016-10-20T09:58:14.611760324</dc:date>
    <meta:editing-duration>PT12M39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46" meta:word-count="191" meta:character-count="1337" meta:non-whitespace-character-count="1061"/>
  </office:meta>
</office:document-meta>
</file>